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2BD0BEFAE4722F5D7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ellipse text:anchor-type="paragraph" draw:z-index="1" draw:name="Elliptical arc 1" draw:style-name="gr1" draw:text-style-name="P1" svg:width="1.3106in" svg:height="0.4087in" svg:x="1.8543in" svg:y="0.5256in" draw:kind="arc" draw:start-angle="143.47" draw:end-angle="116.97"><text:p/></draw:ellipse><draw:frame draw:style-name="fr1" draw:name="Image1" text:anchor-type="char" svg:x="-0.1827in" svg:y="0.1299in" svg:width="6.9252in" svg:height="3.5689in" draw:z-index="0"><draw:image xlink:href="Pictures/1000000100000550000002BD0BEFAE4722F5D7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2:06:08.917034708</meta:creation-date>
    <dc:date>2022-09-26T12:08:09.265766366</dc:date>
    <meta:editing-duration>PT2M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